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list-style-name="L53"/>
    <style:style style:name="P84" style:family="paragraph" style:parent-style-name="Standard" style:list-style-name="L54"/>
    <style:style style:name="P85" style:family="paragraph" style:parent-style-name="Standard" style:list-style-name="L55"/>
    <style:style style:name="P86" style:family="paragraph" style:parent-style-name="Standard" style:list-style-name="L56"/>
    <style:style style:name="P87" style:family="paragraph" style:parent-style-name="Standard" style:list-style-name="L57"/>
    <style:style style:name="P88" style:family="paragraph" style:parent-style-name="Standard" style:list-style-name="L58"/>
    <style:style style:name="P8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7736426713191458863"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5073333835343171684"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5257064146451228685"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2027386604797780160"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3623380120950728340"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8094533195126048"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3290052831822304296"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3677677617315275825"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5647793958385035805"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9099139265160824736"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5100156526697524262"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5975069823651633008"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5480187037388232456"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1049985996964719047"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3038534794296600421" text:style-name="L15">
        <text:list-item>
          <text:p text:style-name="P24">Special Clipping Matrix eingeführt, weil das definitiv die MVP-Matrix der anderen Kamera ist, wobei die Modelmatrix auch etwas anderes sein kann</text:p>
        </text:list-item>
      </text:list>
      <text:p text:style-name="Standard"/>
      <text:list xml:id="list7900557563391308416"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3925974705354797001"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38568559"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7412609110042474717"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6634951254119834525"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927167624231248879"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4234642477109055758"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5495442817895361173"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6832367769201811603"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7113557760196234255"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919067361552478222"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8842694043654311865"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6701651201075664541"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7783051058835593522"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960288703429431445"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6958531686101589669"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5217326855024134384"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8435904839038544352"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2397173082118284927"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5385542902132786285"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6587886714756709417"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8205304583687809914"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6781261688677090181"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8161533553616834478"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6731320836233838390"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8043440592045940816"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629295222626634723"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7728433802443987599"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2862860543180539911"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38571146"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38567097"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6787176938424726860"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4297517804341194169"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38570179"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38565848"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38549053"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5890736428806370246"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64071117674018266"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1051753903708055592"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38553757"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6872834796453453274"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4989497161107991967"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7493707945960570875"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01.20</text:p>
      <text:p text:style-name="Standard"/>
      <text:list xml:id="list2493234275343144424" text:style-name="L52">
        <text:list-item>
          <text:p text:style-name="P82">Mal kurz probiert, ob interpolierte Normalen auch als Vertex Colors funktionieren (weiß nicht, warum nicht...)</text:p>
          <text:list>
            <text:list-item>
              <text:p text:style-name="P82">Shader dafür geschrieben</text:p>
            </text:list-item>
            <text:list-item>
              <text:p text:style-name="P82">Extension dafür geschrieben (Normals as Colors)</text:p>
              <text:list>
                <text:list-item>
                  <text:p text:style-name="P82">Methode mit object[] akzeptiert keine structs</text:p>
                </text:list-item>
                <text:list-item>
                  <text:p text:style-name="P82">struct[] geht nicht</text:p>
                </text:list-item>
                <text:list-item>
                  <text:p text:style-name="P82">void Foo&lt;T&gt;(T[] asdf) hingegen geht für alles... sogar ohne den Type zu spefizieren</text:p>
                </text:list-item>
              </text:list>
            </text:list-item>
            <text:list-item>
              <text:p text:style-name="P82">Und es funktioniert. I shall investigate later.</text:p>
            </text:list-item>
          </text:list>
        </text:list-item>
      </text:list>
      <text:p text:style-name="Standard"/>
      <text:p text:style-name="P9">02.12.20</text:p>
      <text:p text:style-name="Standard"/>
      <text:list xml:id="list2890359022885943843" text:style-name="L53">
        <text:list-item>
          <text:p text:style-name="P83">Bug mit den Color-Normals gefunden</text:p>
          <text:list>
            <text:list-item>
              <text:p text:style-name="P83"><text:soft-page-break/>Hatte ja sehr komisches Flat-Shading, als ich das smoothe Modell geladen hatte</text:p>
            </text:list-item>
            <text:list-item>
              <text:p text:style-name="P83">Problem: meine DrawMethode war GL.Color, GL.Color, Gl.Color und dann die vertices</text:p>
            </text:list-item>
            <text:list-item>
              <text:p text:style-name="P83">Dabei geht nur die letzte Farbe durch</text:p>
            </text:list-item>
            <text:list-item>
              <text:p text:style-name="P83">Lösung: GL.Color, GL.Vertex, GL.Color, GL.Vertex, ..</text:p>
            </text:list-item>
            <text:list-item>
              <text:p text:style-name="P83">Vorher war die Normale für alle Vertices die der letzten Vertex, was natürlich falsch war.</text:p>
            </text:list-item>
            <text:list-item>
              <text:p text:style-name="P83">Extra Testscript dafür mit eigener Kamera und allem</text:p>
            </text:list-item>
          </text:list>
        </text:list-item>
        <text:list-item>
          <text:p text:style-name="P83">Extensions, um von einem Transform direkt die Modelmatrix zu bekommen und von einer Kamera direkt die VP-Matrix <text:s/></text:p>
        </text:list-item>
        <text:list-item>
          <text:p text:style-name="P83">Info Logging beim Modelpicker, weil ich neugierig war</text:p>
          <text:list>
            <text:list-item>
              <text:p text:style-name="P83">Der Teapot mit seinen "Quads" z.B. hat mehr Vertices pro Face als so manches anderes Modell (oder weniger Faces pro Vertex?)</text:p>
            </text:list-item>
          </text:list>
        </text:list-item>
        <text:list-item>
          <text:p text:style-name="P83">Download Button vom Main Menu entfernt, da das Main Menu ja nicht mehr in WebGL auftaucht...</text:p>
        </text:list-item>
        <text:list-item>
          <text:p text:style-name="P83">v0.93 erstellt und auf Github released</text:p>
        </text:list-item>
      </text:list>
      <text:p text:style-name="Standard"/>
      <text:p text:style-name="P9">03.01.20</text:p>
      <text:p text:style-name="Standard"/>
      <text:list xml:id="list8943380203785714239" text:style-name="L54">
        <text:list-item>
          <text:p text:style-name="P84">LogInfoOnLoad wieder entfernt, war unnötig</text:p>
        </text:list-item>
        <text:list-item>
          <text:p text:style-name="P84">Matrix Screen Material zeichnet nun Backfaces genau wie Frontfaces. Ohne Checkerboard-Rendering, beleuchtet und ohne Tint</text:p>
          <text:list>
            <text:list-item>
              <text:p text:style-name="P84">Bools für Solid und Lit Backfaces ins ColorScheme eingefügt</text:p>
            </text:list-item>
          </text:list>
        </text:list-item>
        <text:list-item>
          <text:p text:style-name="P84">UIMatrixInputModel (oder so) gettet nun eine Kopie des Materials von der GLCam. </text:p>
          <text:list>
            <text:list-item>
              <text:p text:style-name="P84">1) Falls ich im Colorscheme Farben am Material verändert hätte, wäre dies nicht in der Preview angekommen</text:p>
            </text:list-item>
            <text:list-item>
              <text:p text:style-name="P84">2) Ich fand es unschön, dass selbst das InputModel referenzen zum normalen und zum WebGL-Material hatte</text:p>
            </text:list-item>
            <text:list-item>
              <text:p text:style-name="P84">Kleines Problem, das auftrat: Beim normalen Rendermaterial werden Matrixproperties, Keywords und mehr gesetzt, die nicht in der Preview auftauchen sollten</text:p>
              <text:list>
                <text:list-item>
                  <text:p text:style-name="P84">z.B., waren die Transformationen weiterhin aktiv, sprich die per Geometry Shader generierten worldPos und worldNormal waren falsch (z.B. invertiert bei -1 Scale)</text:p>
                </text:list-item>
                <text:list-item>
                  <text:p text:style-name="P84">Lösung: Zweites Mal das Material instanziieren, das public machen und Extramethode (System.Action&lt;Material&gt; doOnBothMaterials), um Sachen wie die Farben zu synchronisieren</text:p>
                </text:list-item>
              </text:list>
            </text:list-item>
          </text:list>
        </text:list-item>
        <text:list-item>
          <text:p text:style-name="P84">Extension, um Material-Keyword per bool enabled/disabled zu setten</text:p>
          <text:list>
            <text:list-item>
              <text:p text:style-name="P84">Fraglich, warum das nicht standardmäßig in Unity ist...</text:p>
            </text:list-item>
          </text:list>
        </text:list-item>
      </text:list>
      <text:p text:style-name="Standard"/>
      <text:p text:style-name="P9">04.01.20</text:p>
      <text:p text:style-name="Standard"/>
      <text:list xml:id="list7185942290772861608" text:style-name="L55">
        <text:list-item>
          <text:p text:style-name="P85">Unity Wiki sagt, dass man alles, was mit HideFlags.HideAndDontSave markiert wird, selbst zerstören muss, weil sich Resources.LoadUnsuedAssets (?) nicht darum kümmert</text:p>
          <text:list>
            <text:list-item>
              <text:p text:style-name="P85">Also überall, wo das stand, auch ein entsprechendes OnDestroy eingebaut</text:p>
            </text:list-item>
          </text:list>
        </text:list-item>
        <text:list-item>
          <text:p text:style-name="P85">Hatte irgendwann, die InputSystem-Subscription aus dem MainMenu entfernt (wahrscheinlich versehentlich)</text:p>
          <text:list>
            <text:list-item>
              <text:p text:style-name="P85">Wieder eingefügt</text:p>
            </text:list-item>
          </text:list>
        </text:list-item>
      </text:list>
      <text:p text:style-name="Standard"/>
      <text:p text:style-name="P9">05.01.20</text:p>
      <text:p text:style-name="Standard"/>
      <text:list xml:id="list38573967" text:continue-numbering="true" text:style-name="L55">
        <text:list-item>
          <text:p text:style-name="P85">x</text:p>
        </text:list-item>
      </text:list>
      <text:p text:style-name="Standard"/>
      <text:p text:style-name="P9">06.01.20</text:p>
      <text:p text:style-name="Standard"><text:soft-page-break/></text:p>
      <text:list xml:id="list8167520288709396505" text:style-name="L56">
        <text:list-item>
          <text:p text:style-name="P86">x</text:p>
        </text:list-item>
      </text:list>
      <text:p text:style-name="Standard"/>
      <text:p text:style-name="P9">07.01.20</text:p>
      <text:p text:style-name="Standard"/>
      <text:list xml:id="list8712965528464436373" text:style-name="L57">
        <text:list-item>
          <text:p text:style-name="P87">Backface Culling Button</text:p>
          <text:list>
            <text:list-item>
              <text:p text:style-name="P87">Dachte mir, das pinke Muster hatte trotzdem einen Nutzen, also habe ich einen Button eingefügt, um zwischen 3 CullingModes zu wechseln: Kein Culling, normales Backfaceculling und highlighted Backfaces (der alte Default)</text:p>
            </text:list-item>
            <text:list-item>
              <text:p text:style-name="P87">WindowOverlay des CamControllers hat Button bekommen</text:p>
              <text:list>
                <text:list-item>
                  <text:p text:style-name="P87">Da der Sprite wechseln muss, musste ich einen kleinen hack benutzen, um an den Sprite zu kommen (sonst hätte ich eine Menge Code anpassen müssen)</text:p>
                  <text:list>
                    <text:list-item>
                      <text:p text:style-name="P87">Den Sprite zu einem spezifischen Sprite setzen, dann alle Images getten und das mit genau dem Sprite ist das, was ich will</text:p>
                    </text:list-item>
                  </text:list>
                </text:list-item>
                <text:list-item>
                  <text:p text:style-name="P87">Button sagt dem Controller nur, dass er gedrückt wurde</text:p>
                </text:list-item>
              </text:list>
            </text:list-item>
            <text:list-item>
              <text:p text:style-name="P87">CamController kümmert sich um nahezu alles</text:p>
              <text:list>
                <text:list-item>
                  <text:p text:style-name="P87">Klasse CullButtonSetup</text:p>
                  <text:list>
                    <text:list-item>
                      <text:p text:style-name="P87">readonly Sprite und CustomGLCamera.CullMode</text:p>
                    </text:list-item>
                  </text:list>
                </text:list-item>
                <text:list-item>
                  <text:p text:style-name="P87">static List&lt;CullButtonSetup&gt; und static CullButtonSetup currentCullButtonSetup</text:p>
                </text:list-item>
                <text:list-item>
                  <text:p text:style-name="P87">static, weil es für beide CamController gleich sein soll und so spare ich es mir, den current mode zwischen beiden "synchronisieren" zu müssen</text:p>
                </text:list-item>
                <text:list-item>
                  <text:p text:style-name="P87">Einfach nur current Mode setzen (wenn Button gedrückt, indexof current + 1 % alles), dann für this und other CullModeUpdated aufrufen, da das Feld static ist, haben beide den gleichen Wert</text:p>
                </text:list-item>
                <text:list-item>
                  <text:p text:style-name="P87">Rufen das WindowOverlay auf und updaten den Sprite</text:p>
                </text:list-item>
                <text:list-item>
                  <text:p text:style-name="P87">Rufen dann noch die Kamera mit dem CullMode, sodass diese die Shadervariablen setten kann</text:p>
                </text:list-item>
              </text:list>
            </text:list-item>
          </text:list>
        </text:list-item>
      </text:list>
      <text:p text:style-name="Standard"/>
      <text:p text:style-name="P9">08.01.20</text:p>
      <text:p text:style-name="Standard"/>
      <text:list xml:id="list4024684928231231348" text:style-name="L58">
        <text:list-item>
          <text:p text:style-name="P88">E-Mail vom Onkel, Treffen mit Lenz</text:p>
          <text:list>
            <text:list-item>
              <text:p text:style-name="P88">Lighting Screen Render View Grid Gizmo Toggle entscheidet nun darüber, ob die Gizmos gezeichnet werden, oder nicht. Zuvor wurden sie immer noch gezeichnet, wenn man die Kamera oder Lichter bewegte.</text:p>
            </text:list-item>
            <text:list-item>
              <text:p text:style-name="P88">Resolutions begrenzt</text:p>
              <text:list>
                <text:list-item>
                  <text:p text:style-name="P88">Die Liste wurde echt lang (Desktop Bildschirm die ganze Länge des Bildschirms...)</text:p>
                </text:list-item>
                <text:list-item>
                  <text:p text:style-name="P88">Auf meinem Laptopbildschirm gingen sie bis 320x200, was wirklich unsinnig ist. </text:p>
                  <text:list>
                    <text:list-item>
                      <text:p text:style-name="P88">1) 640x480 ist nun das Minimum</text:p>
                    </text:list-item>
                    <text:list-item>
                      <text:p text:style-name="P88">2) Nur noch eine Version pro Auflösung: Die mit der höchsten RefreshRate (wird nicht mehr angezeigt)</text:p>
                      <text:list>
                        <text:list-item>
                          <text:p text:style-name="P88">Dictionary&lt;(int, int), Resoltution&gt;, um beim Iterieren über Screen.resolutions die höchsten RefreshRates herauszufiltern.</text:p>
                        </text:list-item>
                      </text:list>
                    </text:list-item>
                  </text:list>
                </text:list-item>
              </text:list>
            </text:list-item>
            <text:list-item>
              <text:p text:style-name="P88">Toggle für die Model Colors. </text:p>
              <text:list>
                <text:list-item>
                  <text:p text:style-name="P88">Wenn angetoggled, wird das Modell neu geladen, damit die Farben direkt geupdatet werden</text:p>
                </text:list-item>
              </text:list>
            </text:list-item>
            <text:list-item>
              <text:p text:style-name="P88">Lighting Screen Kamera</text:p>
              <text:list>
                <text:list-item>
                  <text:p text:style-name="P88">Weiter entfernte Far Clip Plane (weil der Cutoff des Wire Floors bei 6.67 doof aussah)</text:p>
                </text:list-item>
                <text:list-item>
                  <text:p text:style-name="P88">Man kann nun in Objekte reinzoomen, vor allem, damit man das Innere von Spheres sehen kann, weil Phong z.B. auch dort Highlights erzeugt, während Blinn-Phong <text:soft-page-break/>keine an Backfaces hat.</text:p>
                </text:list-item>
              </text:list>
            </text:list-item>
            <text:list-item>
              <text:p text:style-name="P88">Soft Split LightingSetup entfernt</text:p>
            </text:list-item>
            <text:list-item>
              <text:p text:style-name="P88">Matrix Screen Reset zoomt nun ungefähr so, dass alles auf dem Bildschirm passt</text:p>
              <text:list>
                <text:list-item>
                  <text:p text:style-name="P88">Ist immer noch zentiert</text:p>
                </text:list-item>
                <text:list-item>
                  <text:p text:style-name="P88">Model Preview ist damit halb abgeschnitten</text:p>
                </text:list-item>
                <text:list-item>
                  <text:p text:style-name="P88">Das ist gut so, damit man vielleicht sieht, dass man pannen kann.</text:p>
                </text:list-item>
                <text:list-item>
                  <text:p text:style-name="P88">...</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20-01-08T18:34:58.98</dc:date>
    <dc:creator>Max Linke</dc:creator>
    <meta:editing-duration>PT16H1M40S</meta:editing-duration>
    <meta:editing-cycles>133</meta:editing-cycles>
    <meta:generator>OpenOffice/4.1.6$Win32 OpenOffice.org_project/416m1$Build-9790</meta:generator>
    <meta:document-statistic meta:table-count="0" meta:image-count="0" meta:object-count="0" meta:page-count="40" meta:paragraph-count="1246" meta:word-count="15338" meta:character-count="99798"/>
  </office:meta>
</office:document-meta>
</file>